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6.48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6.4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5.21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subtitle">
      <style:graphic-properties draw:fill-color="#ffffff" fo:min-height="9.13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text-properties fo:font-size="32pt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... Loops Loops Loops ...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Jonathan </text:span><text:span text:style-name="T1">Rogers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Objectives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Understand the while loop and for in loop</text:p>
              </text:list-item>
              <text:list-item>
                <text:p>Use len() in for loops</text:p>
                <text:p/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While Loops</text:p>
          </draw:text-box>
        </draw:frame>
        <draw:frame presentation:style-name="pr8" draw:text-style-name="P1" draw:layer="layout" svg:width="11.935cm" svg:height="9.134cm" svg:x="1.4cm" svg:y="3.685cm" presentation:class="outline" presentation:user-transformed="true">
          <draw:text-box>
            <text:list text:style-name="L2">
              <text:list-item>
                <text:p>while &lt;boolean statement&gt;: </text:p>
              </text:list-item>
              <text:list-item>
                <text:p>Runs until the boolean becomes false</text:p>
              </text:list-item>
              <text:list-item>
                <text:p>Do not use break </text:p>
              </text:list-item>
              <text:list-item>
                <text:p>BEWARE THE INFINITE LOOP!!</text:p>
              </text:list-item>
            </text:list>
          </draw:text-box>
        </draw:frame>
        <draw:custom-shape draw:style-name="gr2" draw:text-style-name="P4" xml:id="id1" draw:id="id1" draw:layer="layout" svg:width="6.985cm" svg:height="1.905cm" svg:x="16.51cm" svg:y="3.81cm">
          <text:p text:style-name="P4">While Condi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6.985cm" svg:height="1.905cm" svg:x="16.51cm" svg:y="7.62cm">
          <text:p text:style-name="P4">Cod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20.002cm" svg:y1="5.715cm" svg:x2="20.002cm" svg:y2="7.62cm" draw:start-shape="id1" draw:start-glue-point="2" draw:end-shape="id2" draw:end-glue-point="0" svg:d="M20002 5715v1905" svg:viewBox="0 0 1 1906">
          <text:p/>
        </draw:connector>
        <draw:connector draw:style-name="gr4" draw:text-style-name="P5" draw:layer="layout" draw:type="lines" svg:x1="23.495cm" svg:y1="8.572cm" svg:x2="23.495cm" svg:y2="4.762cm" draw:start-shape="id2" draw:start-glue-point="1" draw:end-shape="id1" draw:end-glue-point="1" svg:d="M23495 8572h524v-3810h-524" svg:viewBox="0 0 525 3811">
          <text:p/>
        </draw:connector>
        <draw:custom-shape draw:style-name="gr2" draw:text-style-name="P4" xml:id="id3" draw:id="id3" draw:layer="layout" svg:width="6.985cm" svg:height="1.905cm" svg:x="16.51cm" svg:y="10.16cm">
          <text:p text:style-name="P4">Code outside the loop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s" svg:x1="16.51cm" svg:y1="4.762cm" svg:x2="16.51cm" svg:y2="11.112cm" draw:start-shape="id1" draw:start-glue-point="3" draw:end-shape="id3" draw:end-glue-point="3" svg:d="M16510 4762h-526v6350h526" svg:viewBox="0 0 527 6351">
          <text:p/>
        </draw:connector>
        <draw:frame draw:style-name="gr6" draw:text-style-name="P6" draw:layer="layout" svg:width="1.905cm" svg:height="0.962cm" svg:x="20.32cm" svg:y="6.35cm">
          <draw:text-box>
            <text:p>True</text:p>
          </draw:text-box>
        </draw:frame>
        <draw:frame draw:style-name="gr7" draw:text-style-name="P6" draw:layer="layout" svg:width="2.54cm" svg:height="1.673cm" svg:x="13.97cm" svg:y="6.985cm">
          <draw:text-box>
            <text:p>Fals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3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While Loop Example 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header>
                <text:p>x = 4</text:p>
                <text:p>y = 0; </text:p>
                <text:p>while y &lt; x:</text:p>
                <text:list>
                  <text:list-header>
                    <text:p>print(y)</text:p>
                    <text:p>y = y + 1</text:p>
                  </text:list-header>
                </text:list>
                <text:p>print(“Out of loop”)</text:p>
              </text:list-header>
            </text:list>
          </draw:text-box>
        </draw:frame>
        <draw:frame presentation:style-name="pr8" draw:text-style-name="P1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Output</text:p>
                <text:p>0</text:p>
                <text:p>1</text:p>
                <text:p>2</text:p>
                <text:p>3</text:p>
                <text:p>Out of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For Loops</text:p>
          </draw:text-box>
        </draw:frame>
        <draw:frame presentation:style-name="pr8" draw:text-style-name="P1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for &lt;element&gt; in &lt;iterable&gt;: </text:p>
              </text:list-item>
              <text:list-item>
                <text:p>Iterables are collections of data</text:p>
              </text:list-item>
              <text:list-item>
                <text:p>Elements are one unit of the iterable</text:p>
              </text:list-item>
              <text:list-item>
                <text:p>word = ‘computer’</text:p>
                <text:list>
                  <text:list-item>
                    <text:p>word is an iterable string</text:p>
                  </text:list-item>
                  <text:list-item>
                    <text:p>c is the first element of word</text:p>
                  </text:list-item>
                  <text:list-item>
                    <text:p>o is the second element of word </text:p>
                  </text:list-item>
                  <text:list-item>
                    <text:p>etc </text:p>
                  </text:list-item>
                </text:list>
              </text:list-item>
            </text:list>
          </draw:text-box>
        </draw:frame>
        <draw:custom-shape draw:style-name="gr2" draw:text-style-name="P4" xml:id="id4" draw:id="id4" draw:layer="layout" svg:width="6.985cm" svg:height="1.905cm" svg:x="17.891cm" svg:y="3.81cm">
          <text:p text:style-name="P4">For Condition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6.985cm" svg:height="1.905cm" svg:x="17.891cm" svg:y="7.62cm">
          <text:p text:style-name="P4">Code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curve" svg:x1="21.383cm" svg:y1="5.715cm" svg:x2="21.383cm" svg:y2="7.62cm" draw:start-shape="id4" draw:start-glue-point="2" draw:end-shape="id5" draw:end-glue-point="0" svg:d="M21383 5715v1905" svg:viewBox="0 0 1 1906">
          <text:p/>
        </draw:connector>
        <draw:connector draw:style-name="gr4" draw:text-style-name="P5" draw:layer="layout" draw:type="lines" svg:x1="24.876cm" svg:y1="8.572cm" svg:x2="24.876cm" svg:y2="4.762cm" draw:start-shape="id5" draw:start-glue-point="1" draw:end-shape="id4" draw:end-glue-point="1" svg:d="M24876 8572h524v-3810h-524" svg:viewBox="0 0 525 3811">
          <text:p/>
        </draw:connector>
        <draw:custom-shape draw:style-name="gr2" draw:text-style-name="P4" xml:id="id6" draw:id="id6" draw:layer="layout" svg:width="6.985cm" svg:height="1.905cm" svg:x="17.891cm" svg:y="10.16cm">
          <text:p text:style-name="P4">Code outside the loop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s" svg:x1="17.891cm" svg:y1="4.762cm" svg:x2="17.891cm" svg:y2="11.112cm" draw:start-shape="id4" draw:start-glue-point="3" draw:end-shape="id6" draw:end-glue-point="3" svg:d="M17891 4762h-526v6350h526" svg:viewBox="0 0 527 6351">
          <text:p/>
        </draw:connector>
        <draw:frame draw:style-name="gr8" draw:text-style-name="P6" draw:layer="layout" svg:width="3.81cm" svg:height="2.384cm" svg:x="21.59cm" svg:y="6.023cm">
          <draw:text-box>
            <text:p>Iterable has elements</text:p>
          </draw:text-box>
        </draw:frame>
        <draw:frame draw:style-name="gr9" draw:text-style-name="P6" draw:layer="layout" svg:width="5.08cm" svg:height="3.095cm" svg:x="15.24cm" svg:y="5.715cm">
          <draw:text-box>
            <text:p>Iterable doesn’t have el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3T3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For Loop Example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header>
                <text:p>name = ‘Jonathan’</text:p>
                <text:p>for i in name:</text:p>
                <text:list>
                  <text:list-header>
                    <text:p>print(i)</text:p>
                    <text:p/>
                  </text:list-header>
                </text:list>
              </text:list-header>
            </text:list>
          </draw:text-box>
        </draw:frame>
        <draw:frame presentation:style-name="pr8" draw:text-style-name="P1" draw:layer="layout" svg:width="12.297cm" svg:height="9.134cm" svg:x="14.313cm" svg:y="3.685cm" presentation:class="outline">
          <draw:text-box>
            <text:list text:style-name="L2">
              <text:list-header>
                <text:p>J</text:p>
                <text:p>o</text:p>
                <text:p>n</text:p>
                <text:p>a</text:p>
                <text:p>t</text:p>
                <text:p>h</text:p>
                <text:p>a</text:p>
                <text:p>n</text:p>
              </text:list-header>
            </text:list>
          </draw:text-box>
        </draw:frame>
        <draw:frame draw:style-name="gr6" draw:text-style-name="P6" draw:layer="layout" svg:width="3.175cm" svg:height="0.962cm" svg:x="15.24cm" svg:y="2.848cm">
          <draw:text-box>
            <text:p>Outpu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3T3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Range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header>
                <text:p>for num in range(0,5):</text:p>
                <text:list>
                  <text:list-header>
                    <text:p>print(num)</text:p>
                  </text:list-header>
                </text:list>
              </text:list-header>
            </text:list>
          </draw:text-box>
        </draw:frame>
        <draw:frame presentation:style-name="pr8" draw:text-style-name="P1" draw:layer="layout" svg:width="12.297cm" svg:height="9.134cm" svg:x="14.313cm" svg:y="3.685cm" presentation:class="outline">
          <draw:text-box>
            <text:list text:style-name="L2">
              <text:list-item>
                <text:p>Output</text:p>
                <text:p>0</text:p>
                <text:p>1</text:p>
                <text:p>2</text:p>
                <text:p>3</text:p>
                <text:p>4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3T3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Nested Loops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header>
                <text:p>for i in range(1,13,1):</text:p>
                <text:list>
                  <text:list-header>
                    <text:p>for j in range(1,13):</text:p>
                    <text:list>
                      <text:list-header>
                        <text:p>print(f”{i} x {j} = {i*j}”)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presentation:style-name="pr8" draw:text-style-name="P1" draw:layer="layout" svg:width="12.297cm" svg:height="9.134cm" svg:x="14.313cm" svg:y="3.685cm" presentation:class="outline">
          <draw:text-box>
            <text:list text:style-name="L2">
              <text:list-item>
                <text:p>The output of this code is the times tables from 1 to 12</text:p>
              </text:list-item>
              <text:list-item>
                <text:p>Note we have to tab in multiple times for the code to be in both the j loop and the i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4T19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Nested Diagram</text:p>
          </draw:text-box>
        </draw:frame>
        <draw:custom-shape draw:style-name="gr10" draw:text-style-name="P4" xml:id="id9" draw:id="id9" draw:layer="layout" svg:width="6.985cm" svg:height="2.54cm" svg:x="9.525cm" svg:y="3.175cm">
          <text:p text:style-name="P4">For Loop Outer</text:p>
          <draw:enhanced-geometry svg:viewBox="0 0 21600 21600" draw:type="rectangle" draw:enhanced-path="M 0 0 L 21600 0 21600 21600 0 21600 0 0 Z N"/>
        </draw:custom-shape>
        <draw:custom-shape draw:style-name="gr11" draw:text-style-name="P4" xml:id="id7" draw:id="id7" draw:layer="layout" svg:width="5.715cm" svg:height="2.54cm" svg:x="11.43cm" svg:y="6.985cm">
          <text:p text:style-name="P4">For Loop Inner</text:p>
          <draw:enhanced-geometry svg:viewBox="0 0 21600 21600" draw:type="rectangle" draw:enhanced-path="M 0 0 L 21600 0 21600 21600 0 21600 0 0 Z N"/>
        </draw:custom-shape>
        <draw:custom-shape draw:style-name="gr12" draw:text-style-name="P4" xml:id="id8" draw:id="id8" draw:layer="layout" svg:width="5.08cm" svg:height="2.54cm" svg:x="13.335cm" svg:y="10.795cm">
          <text:p text:style-name="P4">Code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4.287cm" svg:y1="9.525cm" svg:x2="15.875cm" svg:y2="10.795cm" draw:start-shape="id7" draw:start-glue-point="2" draw:end-shape="id8" svg:d="M14287 9525v635h1588v635" svg:viewBox="0 0 1589 1271">
          <text:p/>
        </draw:connector>
        <draw:connector draw:style-name="gr14" draw:text-style-name="P5" draw:layer="layout" svg:x1="18.415cm" svg:y1="12.065cm" svg:x2="17.145cm" svg:y2="8.255cm" draw:start-shape="id8" draw:start-glue-point="1" draw:end-shape="id7" draw:end-glue-point="1" svg:d="M18415 12065h525v-3810h-1795" svg:viewBox="0 0 1796 3811">
          <text:p/>
        </draw:connector>
        <draw:connector draw:style-name="gr15" draw:text-style-name="P5" draw:layer="layout" svg:x1="13.017cm" svg:y1="5.715cm" svg:x2="14.287cm" svg:y2="6.985cm" draw:start-shape="id9" draw:start-glue-point="2" draw:end-shape="id7" draw:end-glue-point="0" svg:d="M13017 5715v635h1270v635" svg:viewBox="0 0 1271 1271">
          <text:p/>
        </draw:connector>
        <draw:connector draw:style-name="gr16" draw:text-style-name="P5" draw:layer="layout" svg:x1="17.145cm" svg:y1="8.255cm" svg:x2="16.51cm" svg:y2="4.445cm" draw:start-shape="id7" draw:start-glue-point="1" draw:end-shape="id9" draw:end-glue-point="1" svg:d="M17145 8255h524v-3810h-1159" svg:viewBox="0 0 1160 3811">
          <text:p/>
        </draw:connector>
        <draw:frame draw:style-name="gr17" draw:text-style-name="P6" draw:layer="layout" svg:width="2.54cm" svg:height="1.195cm" svg:x="3.81cm" svg:y="5.08cm">
          <draw:text-box>
            <text:p/>
          </draw:text-box>
        </draw:frame>
        <draw:custom-shape draw:style-name="gr11" draw:text-style-name="P4" xml:id="id10" draw:id="id10" draw:layer="layout" svg:width="5.715cm" svg:height="2.54cm" svg:x="3.175cm" svg:y="10.16cm">
          <text:p text:style-name="P4">Code outside loop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9.525cm" svg:y1="4.445cm" svg:x2="6.032cm" svg:y2="10.16cm" draw:start-shape="id9" draw:start-glue-point="3" draw:end-shape="id10" draw:end-glue-point="0" svg:d="M9525 4445h-3493v5715" svg:viewBox="0 0 3494 5716">
          <text:p/>
        </draw:connector>
        <draw:frame draw:style-name="gr8" draw:text-style-name="P6" draw:layer="layout" svg:width="3.81cm" svg:height="2.384cm" svg:x="2.54cm" svg:y="5.08cm">
          <draw:text-box>
            <text:p>i does not have elements</text:p>
          </draw:text-box>
        </draw:frame>
        <draw:frame draw:style-name="gr7" draw:text-style-name="P6" draw:layer="layout" svg:width="5.715cm" svg:height="1.673cm" svg:x="8.255cm" svg:y="5.947cm">
          <draw:text-box>
            <text:p>i has elements</text:p>
            <text:p/>
          </draw:text-box>
        </draw:frame>
        <draw:frame draw:style-name="gr6" draw:text-style-name="P6" draw:layer="layout" svg:width="5.08cm" svg:height="0.962cm" svg:x="9.525cm" svg:y="9.833cm">
          <draw:text-box>
            <text:p>j has elements</text:p>
          </draw:text-box>
        </draw:frame>
        <draw:frame draw:style-name="gr8" draw:text-style-name="P6" draw:layer="layout" svg:width="7.62cm" svg:height="2.384cm" svg:x="17.145cm" svg:y="5.08cm">
          <draw:text-box>
            <text:p>j does not have elements</text:p>
          </draw:text-box>
        </draw:frame>
        <draw:frame draw:style-name="gr7" draw:text-style-name="P6" draw:layer="layout" svg:width="6.35cm" svg:height="1.673cm" svg:x="19.05cm" svg:y="9.525cm">
          <draw:text-box>
            <text:p>Code Complet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Iterating Over String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len(&lt;thing you want to know the length of&gt;)</text:p>
              </text:list-item>
              <text:list-item>
                <text:p>Examples</text:p>
                <text:list>
                  <text:list-item>
                    <text:p>name = “Jonathan”</text:p>
                  </text:list-item>
                  <text:list-item>
                    <text:p>print(len(name))</text:p>
                    <text:list>
                      <text:list-item>
                        <text:p>Output: 8</text:p>
                      </text:list-item>
                    </text:list>
                  </text:list-item>
                </text:list>
              </text:list-item>
              <text:list-item>
                <text:p>for i in range(0,len(name)):</text:p>
                <text:list>
                  <text:list-item>
                    <text:p><text:span text:style-name="T2">Acts the same as </text:span>for i in range(0,8):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1T0">
        <office:forms form:automatic-focus="false" form:apply-design-mode="false"/>
        <draw:frame presentation:style-name="pr11" draw:text-style-name="P9" draw:layer="layout" svg:width="25.199cm" svg:height="9.134cm" svg:x="1.471cm" svg:y="2.931cm" presentation:class="subtitle" presentation:user-transformed="true">
          <draw:text-box>
            <text:p text:style-name="P8">Questions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23T11:36:58.543332816</meta:creation-date>
    <meta:editing-duration>PT46M34S</meta:editing-duration>
    <meta:editing-cycles>21</meta:editing-cycles>
    <meta:generator>LibreOffice/7.3.7.2$Linux_X86_64 LibreOffice_project/30$Build-2</meta:generator>
    <dc:title>Beehive</dc:title>
    <dc:date>2025-02-12T21:36:02.517258915</dc:date>
    <meta:document-statistic meta:object-count="214"/>
    <meta:template xlink:type="simple" xlink:actuate="onRequest" xlink:title="Beehive" xlink:href="../../../../../usr/lib/libreoffice/share/template/common/presnt/Beehive.otp" meta:date="2024-09-23T11:36:58.080805907"/>
  </office:meta>
</office:document-meta>
</file>